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bold" officeooo:rsid="0019c35e" officeooo:paragraph-rsid="0019fa4c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bold" officeooo:rsid="001cdf6d" officeooo:paragraph-rsid="001cdf6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none" fo:font-weight="bold" officeooo:rsid="001bd964" officeooo:paragraph-rsid="001bd964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style:text-underline-style="none" fo:font-weight="normal" officeooo:rsid="001bd964" officeooo:paragraph-rsid="0019c35e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style:text-underline-style="none" fo:font-weight="normal" officeooo:rsid="001e6198" officeooo:paragraph-rsid="001e6198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style:text-underline-style="none" fo:font-weight="bold" officeooo:rsid="001e6198" officeooo:paragraph-rsid="001e6198" style:font-style-asian="normal" style:font-weight-asian="bold" style:font-style-complex="normal" style:font-weight-complex="bold"/>
    </style:style>
    <style:style style:name="P9" style:family="paragraph" style:parent-style-name="Preformatted_20_Text">
      <style:text-properties fo:font-style="normal" style:text-underline-style="none" fo:font-weight="bold" officeooo:rsid="00206bcd" officeooo:paragraph-rsid="00206bcd" style:font-style-asian="normal" style:font-weight-asian="bold" style:font-style-complex="normal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officeooo:rsid="001db4e6" officeooo:paragraph-rsid="001db4e6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Preformatted_20_Text">
      <style:text-properties fo:font-style="normal" style:text-underline-style="none" fo:font-weight="normal" officeooo:rsid="00206bcd" officeooo:paragraph-rsid="00206bcd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font-style="normal" style:text-underline-style="none" fo:font-weight="normal" officeooo:rsid="00206bcd" officeooo:paragraph-rsid="0022cf68" style:font-style-asian="normal" style:font-weight-asian="normal" style:font-style-complex="normal" style:font-weight-complex="normal"/>
    </style:style>
    <style:style style:name="P19" style:family="paragraph" style:parent-style-name="Preformatted_20_Text">
      <style:text-properties fo:font-style="normal" style:text-underline-style="none" fo:font-weight="normal" officeooo:rsid="00206bcd" officeooo:paragraph-rsid="0023f7cc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964" style:font-weight-asian="normal" style:font-weight-complex="normal"/>
    </style:style>
    <style:style style:name="T3" style:family="text">
      <style:text-properties officeooo:rsid="0019fa4c"/>
    </style:style>
    <style:style style:name="T4" style:family="text">
      <style:text-properties fo:font-weight="bold" officeooo:rsid="0022cf68" style:font-weight-asian="bold" style:font-weight-complex="bold"/>
    </style:style>
    <style:style style:name="T5" style:family="text">
      <style:text-properties fo:font-weight="bold" officeooo:rsid="0023f7cc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ROS:</text:p>
      <text:p text:style-name="P2"><text:a xlink:type="simple" xlink:href="https://www.allaboutcircuits.com/technical-articles/an-introduction-to-robot-operating-system-ros/" text:style-name="Internet_20_link" text:visited-style-name="Visited_20_Internet_20_Link">https://www.allaboutcircuits.com/technical-articles/an-introduction-to-robot-operating-system-ros/</text:a> </text:p>
      <text:p text:style-name="P2"/>
      <text:p text:style-name="P2">Install ROSARIA:</text:p>
      <text:p text:style-name="P1"/>
      <text:p text:style-name="P1"><text:s/><text:a xlink:type="simple" xlink:href="http://wiki.ros.org/ROSARIA/Tutorials/How%20to%20use%20ROSARIA" text:style-name="Internet_20_link" text:visited-style-name="Visited_20_Internet_20_Link"><text:span text:style-name="T3">http://wiki.ros.org/ROSARIA/Tutorials/How%20to%20use%20ROSARIA</text:span></text:a><text:span text:style-name="T3"> </text:span></text:p>
      <text:p text:style-name="P1"/>
      <text:p text:style-name="P3"><text:a xlink:type="simple" xlink:href="https://github.com/Izwor/ROS-workshop/wiki/Installation-of-ROSAria-and-Aria-on-Ubuntu" text:style-name="Internet_20_link" text:visited-style-name="Visited_20_Internet_20_Link"><text:span text:style-name="T2">https://github.com/Izwor/ROS-workshop/wiki/Installation-of-ROSAria-and-Aria-on-Ubuntu</text:span></text:a><text:span text:style-name="T2"> </text:span></text:p>
      <text:p text:style-name="P4"/>
      <text:p text:style-name="P5">Make sure you already installed ROS on your PC.</text:p>
      <text:list xml:id="list7298635109582853433" text:style-name="L1">
        <text:list-item>
          <text:p text:style-name="P10">Make sure you have created Catkin Workspace.</text:p>
        </text:list-item>
      </text:list>
      <text:list xml:id="list3625061412823589708" text:style-name="L2">
        <text:list-item>
          <text:p text:style-name="P11">Download ROSAria source code from repository:<text:line-break/>cd ~/catkin_ws/src<text:line-break/>git clone <text:a xlink:type="simple" xlink:href="https://github.com/amor-ros-pkg/rosaria.git" text:style-name="Internet_20_link" text:visited-style-name="Visited_20_Internet_20_Link">https://github.com/amor-ros-pkg/rosaria.git</text:a></text:p>
        </text:list-item>
      </text:list>
      <text:list xml:id="list5075566113955872364" text:style-name="L3">
        <text:list-item>
          <text:p text:style-name="P12">Download Aria installation file: libaria_2.9.0+ubuntu12+gcc4.6_amd64.deb from here:<text:line-break/><text:a xlink:type="simple" xlink:href="http://robots.mobilerobots.com/wiki/Aria#Download_Aria" text:style-name="Internet_20_link" text:visited-style-name="Visited_20_Internet_20_Link">http://robots.mobilerobots.com/wiki/Aria#Download_Aria</text:a></text:p>
          <text:list>
            <text:list-item>
              <text:p text:style-name="P13">Can also try using apt-get using: <text:a xlink:type="simple" xlink:href="https://launchpad.net/ubuntu/+source/libaria" text:style-name="Internet_20_link" text:visited-style-name="Visited_20_Internet_20_Link">https://launchpad.net/ubuntu/+source/libaria</text:a> </text:p>
            </text:list-item>
          </text:list>
        </text:list-item>
      </text:list>
      <text:list xml:id="list2803187818727100152" text:style-name="L4">
        <text:list-item>
          <text:p text:style-name="P14">Install ARIA package by opening it with Software Install.</text:p>
        </text:list-item>
      </text:list>
      <text:list xml:id="list2073104967289947013" text:style-name="L5">
        <text:list-item>
          <text:p text:style-name="P15">Recompiling ARIA (because of difference between Ubuntu 12.04 and 16.04):<text:line-break/>cd /usr/local/Aria<text:line-break/>make clean<text:line-break/>make -j4</text:p>
        </text:list-item>
      </text:list>
      <text:list xml:id="list2368399663957520577" text:style-name="L6">
        <text:list-item>
          <text:p text:style-name="P16">Build ROSAria: cd ~/catkin_ws<text:line-break/>catkin_make --force-cmake</text:p>
        </text:list-item>
      </text:list>
      <text:p text:style-name="P6"/>
      <text:p text:style-name="P6"/>
      <text:p text:style-name="P8">Install Rosaria_client</text:p>
      <text:p text:style-name="P7"><text:a xlink:type="simple" xlink:href="https://github.com/pengtang/rosaria_client" text:style-name="Internet_20_link" text:visited-style-name="Visited_20_Internet_20_Link">https://github.com/pengtang/rosaria_client</text:a> </text:p>
      <text:p text:style-name="P7"/>
      <text:p text:style-name="P7"/>
      <text:p text:style-name="P8">Install Robot model</text:p>
      <text:p text:style-name="P7"><text:a xlink:type="simple" xlink:href="http://wiki.ros.org/p2os-purdue" text:style-name="Internet_20_link" text:visited-style-name="Visited_20_Internet_20_Link">http://wiki.ros.org/p2os-purdue</text:a> </text:p>
      <text:p text:style-name="P7">sudo apt-get install ros-kinetic-p2os-urdf</text:p>
      <text:p text:style-name="P7"><text:s/></text:p>
      <text:p text:style-name="P7"/>
      <text:p text:style-name="P9">Rviz Teleop Plugin:</text:p>
      <text:p text:style-name="P9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<text:p text:style-name="P17"><text:span text:style-name="Source_20_Text">sudo apt-get install ros-kinetic-rviz-plugin-tutorials </text:span></text:p>
      <text:p text:style-name="P17"><text:span text:style-name="Source_20_Text"/></text:p>
      <text:p text:style-name="P17"><text:span text:style-name="Source_20_Text"/></text:p>
      <text:p text:style-name="P18"><text:span text:style-name="Source_20_Text"><text:span text:style-name="T4">Install RtabMAp for Kinect Based SLAM</text:span></text:span></text:p>
      <text:p text:style-name="P19"><text:a xlink:type="simple" xlink:href="https://github.com/introlab/rtabmap_ros/tree/kinetic-devel" text:style-name="Internet_20_link" text:visited-style-name="Visited_20_Internet_20_Link"><text:span text:style-name="Source_20_Text"><text:span text:style-name="T5">https://github.com/introlab/rtabmap_ros/tree/kinetic-devel</text:span></text:span></text:a><text:span text:style-name="Source_20_Text"><text:span text:style-name="T5"> </text:span></text:span></text:p>
      <text:p text:style-name="P18"><text:span text:style-name="Source_20_Text">sudo apt-get install ros-kinetic-rtabmap-ros</text:span></text:p>
      <text:p text:style-name="P18"><text:span text:style-name="Source_20_Text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3:34.683271388</meta:creation-date>
    <dc:date>2018-11-25T17:11:43.941966472</dc:date>
    <meta:editing-duration>PT4H22M5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18" meta:character-count="1384" meta:non-whitespace-character-count="1286"/>
  </office:meta>
</office:document-meta>
</file>